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arial, sans-serif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1fb6ac"/>
    </style:style>
    <style:style style:name="T1" style:family="text">
      <style:text-properties fo:font-variant="normal" fo:text-transform="none" fo:color="#202124" loext:opacity="100%" style:font-name="Roboto" fo:font-size="7.80000019073486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def saisie_livre(): </text:span></text:p>
      <text:p text:style-name="P2"><text:span text:style-name="T1"><text:tab/>livre = {} </text:span></text:p>
      <text:p text:style-name="P2"><text:span text:style-name="T1"><text:tab/>titre = input("Donner le titre du livre: ") </text:span></text:p>
      <text:p text:style-name="P2"><text:span text:style-name="T1"><text:tab/>auteur = input("Donner l'auteur du livre: ") </text:span></text:p>
      <text:p text:style-name="P2"><text:span text:style-name="T1"><text:tab/>genre = input("Donner le genre/catégorie du livre: ") </text:span></text:p>
      <text:p text:style-name="P2"><text:span text:style-name="T1"><text:tab/>try:</text:span></text:p>
      <text:p text:style-name="P2"><text:span text:style-name="T1"><text:tab/><text:tab/>prix = input("Donner le prix du livre: ") # controle de saisi à venir. </text:span></text:p>
      <text:p text:style-name="P2"><text:span text:style-name="T1"><text:tab/><text:tab/>livre = Livre(titre, auteur, genre, prix) </text:span></text:p>
      <text:p text:style-name="P2"><text:span text:style-name="T1"><text:tab/>except ValueError as e: </text:span></text:p>
      <text:p text:style-name="P2"><text:span text:style-name="T1"><text:tab/><text:tab/>return (f"Erreur : {e}") </text:span></text:p>
      <text:p text:style-name="P2"><text:span text:style-name="T1">return livre</text:span> 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C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C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4T21:47:35.868000000</meta:creation-date>
    <dc:date>2024-03-14T21:52:32.761000000</dc:date>
    <meta:editing-duration>PT4M57S</meta:editing-duration>
    <meta:editing-cycles>1</meta:editing-cycles>
    <meta:document-statistic meta:table-count="0" meta:image-count="0" meta:object-count="0" meta:page-count="1" meta:paragraph-count="12" meta:word-count="59" meta:character-count="366" meta:non-whitespace-character-count="295"/>
    <meta:generator>LibreOffice/7.5.3.2$Windows_X86_64 LibreOffice_project/9f56dff12ba03b9acd7730a5a481eea045e468f3</meta:generator>
  </office:meta>
</office:document-meta>
</file>